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end="Arrow" draw:marker-end-width="0.15cm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marker-end="Arrow" draw:marker-end-width="0.15cm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15cm" draw:fill="none" draw:textarea-vertical-align="middle"/>
    </style:style>
    <style:style style:name="gr4" style:family="graphic" style:parent-style-name="objectwithoutfill">
      <style:graphic-properties draw:stroke="solid" draw:marker-end="Arrow" draw:marker-end-width="0.15cm" draw:fill="none" draw:textarea-vertical-align="middle"/>
    </style:style>
    <style:style style:name="gr5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1" fo:font-size="5pt" style:font-size-asian="5pt" style:font-size-complex="5pt"/>
    </style:style>
    <style:style style:name="P3" style:family="paragraph">
      <style:paragraph-properties fo:text-align="center"/>
      <style:text-properties style:font-name="Arial1" fo:font-size="5pt" style:font-size-asian="8pt" style:font-size-complex="8pt"/>
    </style:style>
    <style:style style:name="P4" style:family="paragraph">
      <style:paragraph-properties fo:text-align="center"/>
      <style:text-properties fo:font-size="5pt"/>
    </style:style>
    <style:style style:name="P5" style:family="paragraph">
      <style:paragraph-properties fo:text-align="center"/>
      <style:text-properties style:font-name="Arial1" fo:font-size="5pt" style:font-size-asian="6pt" style:font-size-complex="6pt"/>
    </style:style>
    <style:style style:name="T1" style:family="text">
      <style:text-properties style:font-name="Arial1" fo:font-size="5pt" style:font-size-asian="5pt" style:font-size-complex="5pt"/>
    </style:style>
    <style:style style:name="T2" style:family="text">
      <style:text-properties style:font-name="Arial1" fo:font-size="5pt" style:font-size-asian="8pt" style:font-size-complex="8pt"/>
    </style:style>
    <style:style style:name="T3" style:family="text">
      <style:text-properties style:font-name="Arial1" fo:font-size="5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0.5cm" svg:height="0.5cm" svg:x="7.85cm" svg:y="3.35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5cm" svg:height="0.5cm" svg:x="0.95cm" svg:y="1.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5cm" svg:height="0.5cm" svg:x="2.6cm" svg:y="0.3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5cm" svg:height="0.5cm" svg:x="4.55cm" svg:y="1.9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0.5cm" svg:height="0.5cm" svg:x="2.6cm" svg:y="3.3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5cm" svg:height="0.5cm" svg:x="6.2cm" svg:y="3.35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0.5cm" svg:x="7.4cm" svg:y="3.85cm">
          <text:p text:style-name="P1"><text:span text:style-name="T2">dea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5.7cm" svg:y="3.85cm">
          <text:p text:style-name="P1"><text:span text:style-name="T2">zombi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5cm" svg:height="0.7cm" svg:x="7.55cm" svg:y="1.3cm">
          <text:p text:style-name="P1"><text:span text:style-name="T2">user</text:span></text:p>
          <text:p text:style-name="P1"><text:span text:style-name="T2">runnin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-0.1cm" svg:y="2.25cm">
          <text:p text:style-name="P1"><text:span text:style-name="T2">read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2.1cm" svg:y="3.85cm">
          <text:p text:style-name="P1"><text:span text:style-name="T2">waitin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0.5cm" svg:x="2.1cm" svg:y="-0.05cm">
          <text:p text:style-name="P1"><text:span text:style-name="T2">sleeping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0.5cm" svg:y1="1.65cm" svg:x2="1.023cm" svg:y2="1.973cm" draw:start-shape="id1" draw:start-glue-point="4" draw:end-shape="id2" draw:end-glue-point="5" svg:d="M500 1650l523 323" svg:viewBox="0 0 524 324">
          <text:p/>
        </draw:connector>
        <draw:custom-shape draw:style-name="gr1" draw:text-style-name="P2" xml:id="id4" draw:id="id4" draw:layer="layout" svg:width="0.5cm" svg:height="0.5cm" svg:x="7.55cm" svg:y="1.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0.7cm" svg:x="4.65cm" svg:y="1.3cm">
          <text:p text:style-name="P1"><text:span text:style-name="T2">kernel</text:span></text:p>
          <text:p text:style-name="P1"><text:span text:style-name="T2">running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.377cm" svg:y1="2.327cm" svg:x2="4.623cm" svg:y2="2.327cm" draw:start-shape="id2" draw:start-glue-point="9" draw:end-shape="id3" draw:end-glue-point="7" svg:d="M1377 2327h3246" svg:viewBox="0 0 3247 1">
          <text:p/>
        </draw:connector>
        <draw:connector draw:style-name="gr3" draw:text-style-name="P4" draw:layer="layout" draw:type="line" svg:x1="4.623cm" svg:y1="1.973cm" svg:x2="1.377cm" svg:y2="1.973cm" draw:start-shape="id3" draw:start-glue-point="5" draw:end-shape="id2" draw:end-glue-point="11" svg:d="M4623 1973h-3246" svg:viewBox="0 0 3247 1">
          <text:p/>
        </draw:connector>
        <draw:connector draw:style-name="gr4" draw:text-style-name="P4" draw:layer="layout" draw:type="line" svg:x1="4.977cm" svg:y1="1.973cm" svg:x2="7.623cm" svg:y2="1.973cm" draw:start-shape="id3" draw:start-glue-point="11" draw:end-shape="id4" draw:end-glue-point="5" svg:d="M4977 1973h2646" svg:viewBox="0 0 2647 1">
          <text:p/>
        </draw:connector>
        <draw:connector draw:style-name="gr3" draw:text-style-name="P4" draw:layer="layout" draw:type="line" svg:x1="7.623cm" svg:y1="2.327cm" svg:x2="4.977cm" svg:y2="2.327cm" draw:start-shape="id4" draw:start-glue-point="7" draw:end-shape="id3" draw:end-glue-point="9" svg:d="M7623 2327h-2646" svg:viewBox="0 0 2647 1">
          <text:p/>
        </draw:connector>
        <draw:connector draw:style-name="gr3" draw:text-style-name="P4" draw:layer="layout" draw:type="line" svg:x1="6.7cm" svg:y1="3.6cm" svg:x2="7.85cm" svg:y2="3.6cm" draw:start-shape="id5" draw:start-glue-point="10" draw:end-shape="id6" draw:end-glue-point="6" svg:d="M6700 3600h1150" svg:viewBox="0 0 1151 1">
          <text:p/>
        </draw:connector>
        <draw:connector draw:style-name="gr3" draw:text-style-name="P4" draw:layer="layout" draw:type="curve" svg:x1="4.8cm" svg:y1="1.9cm" svg:x2="3.1cm" svg:y2="0.6cm" draw:start-shape="id3" draw:start-glue-point="4" draw:end-shape="id7" draw:end-glue-point="10" svg:d="M4800 1900c0-867-566-1300-1700-1300" svg:viewBox="0 0 1701 1301">
          <text:p/>
        </draw:connector>
        <draw:connector draw:style-name="gr3" draw:text-style-name="P4" draw:layer="layout" draw:type="curve" svg:x1="4.8cm" svg:y1="2.4cm" svg:x2="3.1cm" svg:y2="3.6cm" draw:start-shape="id3" draw:start-glue-point="8" draw:end-shape="id8" draw:end-glue-point="10" svg:d="M4800 2400c0 800-566 1200-1700 1200" svg:viewBox="0 0 1701 1201">
          <text:p/>
        </draw:connector>
        <draw:connector draw:style-name="gr3" draw:text-style-name="P4" draw:layer="layout" draw:type="curve" svg:x1="2.6cm" svg:y1="0.6cm" svg:x2="1.2cm" svg:y2="1.9cm" draw:start-shape="id7" draw:start-glue-point="6" draw:end-shape="id2" draw:end-glue-point="4" svg:d="M2600 600c-934 0-1400 433-1400 1300" svg:viewBox="0 0 1401 1301">
          <text:p/>
        </draw:connector>
        <draw:connector draw:style-name="gr3" draw:text-style-name="P4" draw:layer="layout" draw:type="curve" svg:x1="2.6cm" svg:y1="3.6cm" svg:x2="1.2cm" svg:y2="2.4cm" draw:start-shape="id8" draw:start-glue-point="6" draw:end-shape="id2" draw:end-glue-point="8" svg:d="M2600 3600c-934 0-1400-400-1400-1200" svg:viewBox="0 0 1401 1201">
          <text:p/>
        </draw:connector>
        <draw:connector draw:style-name="gr3" draw:text-style-name="P4" draw:layer="layout" draw:type="curve" svg:x1="4.8cm" svg:y1="2.4cm" svg:x2="6.2cm" svg:y2="3.6cm" draw:start-shape="id3" draw:start-glue-point="8" draw:end-shape="id5" draw:end-glue-point="6" svg:d="M4800 2400c0 800 466 1200 1400 1200" svg:viewBox="0 0 1401 1201">
          <text:p/>
        </draw:connector>
        <draw:custom-shape draw:style-name="gr5" draw:text-style-name="P5" xml:id="id1" draw:id="id1" draw:layer="layout" svg:width="0.4cm" svg:height="0.2cm" svg:x="0.1cm" svg:y="1.45cm">
          <draw:glue-point draw:id="4" svg:x="5cm" svg:y="5cm"/>
          <text:p text:style-name="P1"><text:span text:style-name="T3">star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8.5cm" fo:page-height="4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6T10:57:21.839196982</meta:creation-date>
    <dc:date>2015-08-14T10:22:40.097405798</dc:date>
    <meta:editing-duration>PT14M21S</meta:editing-duration>
    <meta:editing-cycles>9</meta:editing-cycles>
    <meta:generator>LibreOffice/4.2.8.2$Linux_X86_64 LibreOffice_project/420m0$Build-2</meta:generator>
    <meta:document-statistic meta:object-count="26"/>
  </office:meta>
</office:document-meta>
</file>